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832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7.856cm"/>
    </style:style>
    <style:style style:name="co7" style:family="table-column">
      <style:table-column-properties fo:break-before="auto" style:column-width="4.927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4.6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00ff66"/>
    </style:style>
  </office:automatic-styles>
  <office:body>
    <office:spreadsheet>
      <table:table table:name="Render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Teraz</text:p>
          </table:table-cell>
        </table:table-row>
        <table:table-row table:style-name="ro2">
          <table:table-cell office:value-type="string" calcext:value-type="string">
            <text:p>W wątk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świetlenie (na razie vertexow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tem dodać lightmapy dla geometrii i tymczasowo wierchołkowe do obiektów</text:p>
          </table:table-cell>
          <table:table-cell/>
        </table:table-row>
        <table:table-row table:style-name="ro1">
          <table:table-cell office:value-type="string" calcext:value-type="string">
            <text:p>Renderowanie entitie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derowanie lv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bo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iezależne transformacje model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Do testów</text:p>
          </table:table-cell>
          <table:table-cell/>
        </table:table-row>
        <table:table-row table:style-name="ro2">
          <table:table-cell office:value-type="string" calcext:value-type="string">
            <text:p>Ustalić jednostkę met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pektyw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ywalić gluPerspective</text:p>
          </table:table-cell>
          <table:table-cell/>
        </table:table-row>
        <table:table-row table:style-name="ro1">
          <table:table-cell office:value-type="string" calcext:value-type="string">
            <text:p>Obracanie z lv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IO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Teraz</text:p>
          </table:table-cell>
        </table:table-row>
        <table:table-row table:style-name="ro2">
          <table:table-cell office:value-type="string" calcext:value-type="string">
            <text:p>Wątek klawiszy i mysz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Obsługa we-w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iniowanie klawisz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pulacja frust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Level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czytywanie obiektów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Wczytywanie geometr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werter md2 na l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lowanie md2 w x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ługa typów entitie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ik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 obiektu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 oświetleni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bryka tekstur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bryka modeli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lbo jakoś inaczej – scalenie</text:p>
          </table:table-cell>
          <table:table-cell office:value-type="string" calcext:value-type="string">
            <text:p>world, bo objectEntity – model</text:p>
          </table:table-cell>
        </table:table-row>
        <table:table-row table:style-name="ro1">
          <table:table-cell office:value-type="string" calcext:value-type="string">
            <text:p>Przenieść czysczenie do metody z destrukt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 samo dla world</text:p>
          </table:table-cell>
          <table:table-cell/>
        </table:table-row>
        <table:table-row table:style-name="ro2">
          <table:table-cell office:value-type="string" calcext:value-type="string">
            <text:p>Wykrywanie kolizj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Inne" table:style-name="ta1"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Integracja z pythone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onwersja z m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pcj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7:46:36.338000000</meta:creation-date>
    <meta:generator>LibreOffice/4.1.2.3$Windows_x86 LibreOffice_project/40b2d7fde7e8d2d7bc5a449dc65df4d08a7dd38</meta:generator>
    <dc:date>2014-08-06T19:40:05.618000000</dc:date>
    <meta:editing-duration>P1DT1H46M14S</meta:editing-duration>
    <meta:editing-cycles>9</meta:editing-cycles>
    <meta:document-statistic meta:table-count="5" meta:cell-count="75" meta:object-count="0"/>
  </office:meta>
</office:document-meta>
</file>